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DAADBB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ffffff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3.05cm" fo:min-width="2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cm" svg:stroke-color="#ffffff" draw:marker-start-width="0.35cm" draw:marker-end-width="0.35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cm" svg:stroke-color="#ffffff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cm" svg:height="3.819cm" svg:x="2cm" svg:y="2.081cm">
          <draw:image xlink:href="Pictures/100002010000010000000100DAADBB14.png" xlink:type="simple" xlink:show="embed" xlink:actuate="onLoad">
            <text:p/>
          </draw:image>
        </draw:frame>
        <draw:frame draw:style-name="gr2" draw:text-style-name="P1" draw:layer="layout" svg:width="3.7cm" svg:height="3.819cm" draw:transform="rotate (-3.14159265358979) translate (11.8cm 7cm)">
          <draw:image xlink:href="Pictures/100002010000010000000100DAADBB14.png" xlink:type="simple" xlink:show="embed" xlink:actuate="onLoad">
            <text:p/>
          </draw:image>
        </draw:frame>
        <draw:line draw:style-name="gr3" draw:text-style-name="P1" draw:layer="layout" svg:x1="2cm" svg:y1="2.1cm" svg:x2="7.1cm" svg:y2="2.1cm">
          <text:p/>
        </draw:line>
        <draw:line draw:style-name="gr3" draw:text-style-name="P1" draw:layer="layout" svg:x1="2cm" svg:y1="2.1cm" svg:x2="2cm" svg:y2="7.4cm">
          <text:p/>
        </draw:line>
        <draw:frame draw:style-name="gr4" draw:layer="layout" svg:width="0.82cm" svg:height="0.954cm" svg:x="2.3cm" svg:y="7.3cm">
          <draw:text-box>
            <text:p>y</text:p>
          </draw:text-box>
        </draw:frame>
        <draw:frame draw:style-name="gr4" draw:layer="layout" svg:width="0.82cm" svg:height="0.954cm" svg:x="6.2cm" svg:y="1.046cm">
          <draw:text-box>
            <text:p>x</text:p>
          </draw:text-box>
        </draw:frame>
        <draw:frame draw:style-name="gr4" draw:layer="layout" svg:width="2.335cm" svg:height="0.954cm" svg:x="1cm" svg:y="1.2cm">
          <draw:text-box>
            <text:p>原点 o</text:p>
          </draw:text-box>
        </draw:frame>
        <draw:frame draw:style-name="gr4" draw:layer="layout" svg:width="3.042cm" svg:height="0.886cm" svg:x="2.99cm" svg:y="8.6cm">
          <draw:text-box>
            <text:p>画像空間</text:p>
          </draw:text-box>
        </draw:frame>
        <draw:frame draw:style-name="gr4" draw:layer="layout" svg:width="4.93cm" svg:height="0.886cm" svg:x="7.67cm" svg:y="8.614cm">
          <draw:text-box>
            <text:p>テクスチャ空間</text:p>
          </draw:text-box>
        </draw:frame>
        <draw:frame draw:style-name="gr4" draw:layer="layout" svg:width="2.335cm" svg:height="0.954cm" svg:x="5.8cm" svg:y="6.1cm">
          <draw:text-box>
            <text:p>原点 o</text:p>
          </draw:text-box>
        </draw:frame>
        <draw:line draw:style-name="gr3" draw:text-style-name="P1" draw:layer="layout" svg:x1="8.125cm" svg:y1="7.025cm" svg:x2="13.225cm" svg:y2="7.025cm">
          <text:p/>
        </draw:line>
        <draw:line draw:style-name="gr3" draw:text-style-name="P1" draw:layer="layout" svg:x1="8.125cm" svg:y1="6.925cm" svg:x2="8.125cm" svg:y2="1.625cm">
          <text:p/>
        </draw:line>
        <draw:frame draw:style-name="gr4" draw:layer="layout" svg:width="0.82cm" svg:height="0.954cm" svg:x="12.7cm" svg:y="7cm">
          <draw:text-box>
            <text:p>s</text:p>
          </draw:text-box>
        </draw:frame>
        <draw:frame draw:style-name="gr4" draw:layer="layout" svg:width="0.68cm" svg:height="0.954cm" svg:x="8.3cm" svg:y="1cm">
          <draw:text-box>
            <text:p>t</text:p>
          </draw:text-box>
        </draw:frame>
        <draw:custom-shape draw:style-name="gr5" draw:text-style-name="P1" draw:layer="layout" svg:width="3.2cm" svg:height="3.3cm" svg:x="14.9cm" svg:y="2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8cm" svg:y1="3.2cm" svg:x2="18.1cm" svg:y2="6cm">
          <text:p/>
        </draw:line>
        <draw:line draw:style-name="gr6" draw:text-style-name="P1" draw:layer="layout" svg:x1="11.8cm" svg:y1="7cm" svg:x2="18.1cm" svg:y2="2.7cm">
          <text:p/>
        </draw:line>
        <draw:line draw:style-name="gr6" draw:text-style-name="P1" draw:layer="layout" svg:x1="11.8cm" svg:y1="4.7cm" svg:x2="14.9cm" svg:y2="2.7cm">
          <text:p/>
        </draw:line>
        <draw:line draw:style-name="gr6" draw:text-style-name="P1" draw:layer="layout" svg:x1="14.9cm" svg:y1="6cm" svg:x2="11.8cm" svg:y2="4.7cm">
          <text:p/>
        </draw:line>
        <draw:line draw:style-name="gr7" draw:text-style-name="P1" draw:layer="layout" svg:x1="8.1cm" svg:y1="3.2cm" svg:x2="11.8cm" svg:y2="4.7cm">
          <text:p/>
        </draw:line>
        <draw:line draw:style-name="gr8" draw:text-style-name="P1" draw:layer="layout" svg:x1="8.1cm" svg:y1="7cm" svg:x2="11.8cm" svg:y2="4.7cm">
          <text:p/>
        </draw:line>
        <draw:frame draw:style-name="gr4" draw:layer="layout" svg:width="0.853cm" svg:height="0.954cm" svg:x="7.2cm" svg:y="2.7cm">
          <draw:text-box>
            <text:p>1</text:p>
          </draw:text-box>
        </draw:frame>
        <draw:frame draw:style-name="gr4" draw:layer="layout" svg:width="0.853cm" svg:height="0.954cm" svg:x="11.3cm" svg:y="6.9cm">
          <draw:text-box>
            <text:p>1</text:p>
          </draw:text-box>
        </draw:frame>
        <draw:frame draw:style-name="gr4" draw:layer="layout" svg:width="3.554cm" svg:height="0.954cm" svg:x="13.4cm" svg:y="1.8cm">
          <draw:text-box>
            <text:p>①(-1,+1,0)</text:p>
          </draw:text-box>
        </draw:frame>
        <draw:frame draw:style-name="gr4" draw:layer="layout" svg:width="2.758cm" svg:height="0.954cm" svg:x="13.9cm" svg:y="6.2cm">
          <draw:text-box>
            <text:p>(-1,-1,0)</text:p>
          </draw:text-box>
        </draw:frame>
        <draw:frame draw:style-name="gr4" draw:layer="layout" svg:width="2.919cm" svg:height="0.954cm" svg:x="17.1cm" svg:y="6.2cm">
          <draw:text-box>
            <text:p>(+1,-1,0)</text:p>
          </draw:text-box>
        </draw:frame>
        <draw:frame draw:style-name="gr4" draw:layer="layout" svg:width="3.08cm" svg:height="0.954cm" svg:x="16.9cm" svg:y="1.8cm">
          <draw:text-box>
            <text:p>(+1,+1,0)</text:p>
          </draw:text-box>
        </draw:frame>
        <draw:frame draw:style-name="gr4" draw:layer="layout" svg:width="1.137cm" svg:height="0.886cm" svg:x="7.3cm" svg:y="6.9cm">
          <draw:text-box>
            <text:p>①</text:p>
          </draw:text-box>
        </draw:frame>
        <draw:frame draw:style-name="gr4" draw:layer="layout" svg:width="1.137cm" svg:height="0.886cm" svg:x="11.7cm" svg:y="6.7cm">
          <draw:text-box>
            <text:p>②</text:p>
          </draw:text-box>
        </draw:frame>
        <draw:frame draw:style-name="gr4" draw:layer="layout" svg:width="1.137cm" svg:height="0.886cm" svg:x="11.3cm" svg:y="2.3cm">
          <draw:text-box>
            <text:p>③</text:p>
          </draw:text-box>
        </draw:frame>
        <draw:frame draw:style-name="gr4" draw:layer="layout" svg:width="1.137cm" svg:height="0.886cm" svg:x="8.1cm" svg:y="2.3cm">
          <draw:text-box>
            <text:p>④</text:p>
          </draw:text-box>
        </draw:frame>
        <draw:frame draw:style-name="gr4" draw:layer="layout" svg:width="3.042cm" svg:height="0.886cm" svg:x="14.8cm" svg:y="8.5cm">
          <draw:text-box>
            <text:p>ポリゴン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7:21:40.485979000</meta:creation-date>
    <dc:date>2015-08-28T18:05:27.621899000</dc:date>
    <meta:editing-duration>PT28M11S</meta:editing-duration>
    <meta:editing-cycles>8</meta:editing-cycles>
    <meta:generator>LibreOffice/4.3.5.2$MacOSX_X86_64 LibreOffice_project/3a87456aaa6a95c63eea1c1b3201acedf0751bd5</meta:generator>
    <meta:document-statistic meta:object-count="32"/>
  </office:meta>
</office:document-meta>
</file>